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style:use-window-font-color="true"/>
    </style:style>
    <style:style style:name="P3" style:family="paragraph" style:parent-style-name="Standard" style:list-style-name="L1">
      <style:paragraph-properties fo:text-align="justify" style:justify-single-word="false"/>
      <style:text-properties fo:font-weight="normal" style:font-weight-asian="normal" style:font-weight-complex="normal"/>
    </style:style>
    <style:style style:name="P4" style:family="paragraph" style:parent-style-name="Standard" style:list-style-name="L1">
      <style:paragraph-properties fo:text-align="justify" style:justify-single-word="false"/>
      <style:text-properties fo:font-style="italic" style:font-style-asian="italic" style:font-style-complex="italic"/>
    </style:style>
    <style:style style:name="T1" style:family="text">
      <style:text-properties fo:color="#008000"/>
    </style:style>
    <style:style style:name="T2" style:family="text">
      <style:text-properties fo:color="#ff0000"/>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075405035436248993"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2">maitrise pas encore, voir plus tard :</text:p>
                  <text:list>
                    <text:list-item>
                      <text:p text:style-name="P2">équivalent inclusion bibliothèques en java : import java.util.[...];</text:p>
                    </text:list-item>
                    <text:list-item>
                      <text:p text:style-name="P2">mettre en place environnement demande var : import java.util.Scanner;</text:p>
                    </text:list-item>
                    <text:list-item>
                      <text:p text:style-name="P2">demander effectivement une variable à l'utilisateur</text:p>
                      <text:list>
                        <text:list-item>
                          <text:p text:style-name="P2">Scanner [nomScan] = new Scanner (System.in); // une seule fois !!!</text:p>
                        </text:list-item>
                        <text:list-item>
                          <text:p text:style-name="P2">var1 = [nomScan].next[Type]();</text:p>
                        </text:list-item>
                        <text:list-item>
                          <text:p text:style-name="P2">…</text:p>
                        </text:list-item>
                        <text:list-item>
                          <text:p text:style-name="P2">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3">10^3 = kilo</text:p>
                            </text:list-item>
                            <text:list-item>
                              <text:p text:style-name="P3">10^6 = mega</text:p>
                            </text:list-item>
                            <text:list-item>
                              <text:p text:style-name="P3">10^9 = giga</text:p>
                            </text:list-item>
                            <text:list-item>
                              <text:p text:style-name="P3">10^12 = tera</text:p>
                            </text:list-item>
                            <text:list-item>
                              <text:p text:style-name="P4">10^15 = péta</text:p>
                            </text:list-item>
                            <text:list-item>
                              <text:p text:style-name="P4">10^18 = exa</text:p>
                            </text:list-item>
                            <text:list-item>
                              <text:p text:style-name="P4">10^21 = zetta</text:p>
                            </text:list-item>
                            <text:list-item>
                              <text:p text:style-name="P4">10^24 = yotta</text:p>
                              <text:list>
                                <text:list-item>
                                  <text:p text:style-name="P4">échelle longue : quadrillon</text:p>
                                </text:list-item>
                                <text:list-item>
                                  <text:p text:style-name="P4">échelle courte : septillion</text:p>
                                </text:list-item>
                              </text:list>
                            </text:list-item>
                          </text:list>
                        </text:list-item>
                        <text:list-item>
                          <text:p text:style-name="P4">petits</text:p>
                          <text:list>
                            <text:list-item>
                              <text:p text:style-name="P4">10^-3 = milli</text:p>
                            </text:list-item>
                            <text:list-item>
                              <text:p text:style-name="P4">10^-6 = micro</text:p>
                            </text:list-item>
                            <text:list-item>
                              <text:p text:style-name="P4"><text:soft-page-break/>10^-9 = nano</text:p>
                            </text:list-item>
                            <text:list-item>
                              <text:p text:style-name="P4">10^-12 = pico</text:p>
                            </text:list-item>
                            <text:list-item>
                              <text:p text:style-name="P4">10^-15 = femto</text:p>
                            </text:list-item>
                            <text:list-item>
                              <text:p text:style-name="P4">10^-18 = atto</text:p>
                            </text:list-item>
                            <text:list-item>
                              <text:p text:style-name="P4">10^-21 = zepto</text:p>
                            </text:list-item>
                            <text:list-item>
                              <text:p text:style-name="P4">10^-24 = yocto</text:p>
                              <text:list>
                                <text:list-item>
                                  <text:p text:style-name="P4">échelle longue : quadrillonième</text:p>
                                </text:list-item>
                                <text:list-item>
                                  <text:p text:style-name="P4">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text:span text:style-name="T1">1101</text:span> (2) =</text:p>
                                    </text:list-item>
                                    <text:list-item>
                                      <text:p text:style-name="P1"><text:span text:style-name="T1">1</text:span>*2^0 + <text:span text:style-name="T1">0</text:span>*2^1 + <text:span text:style-name="T1">1</text:span>*2^2 + <text:span text:style-name="T1">1</text:span>*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text:span text:style-name="T1">1</text:span></text:p>
                                        </text:list-item>
                                        <text:list-item>
                                          <text:p text:style-name="P1">6 / 2 = 3 reste <text:span text:style-name="T1">0</text:span></text:p>
                                        </text:list-item>
                                        <text:list-item>
                                          <text:p text:style-name="P1">3 / 2 = 1 reste <text:span text:style-name="T1">1</text:span></text:p>
                                        </text:list-item>
                                        <text:list-item>
                                          <text:p text:style-name="P1">1 <text:span text:style-name="T2">/ 2 = 0</text:span> reste <text:span text:style-name="T1">1</text:span> <text:span text:style-name="T2">(marque la fin)</text:spa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text:span text:style-name="T1">1101</text:span>(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text:span text:style-name="T2">L</text:span>; (8 octets) (ordre du trillon 10^18)</text:p>
                            </text:list-item>
                            <text:list-item>
                              <text:p text:style-name="P1">ajout perso : unsigne<text:span text:style-name="T3">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text:span text:style-name="T2">f</text:span></text:p>
                                </text:list-item>
                                <text:list-item>
                                  <text:p text:style-name="P1">float z = 15<text:span text:style-name="T2">.0</text:span>f</text:p>
                                </text:list-item>
                                <text:list-item>
                                  <text:p text:style-name="P1">double d = 15.651564846897987997463454<text:span text:style-name="T2">d</text:span>;</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text:span text:style-name="T2">S</text:span>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2">quand un nombre réel a une trop grande précision après la virgule</text:p>
                              <text:list>
                                <text:list-item>
                                  <text:p text:style-name="P2">troncage</text:p>
                                </text:list-item>
                              </text:list>
                            </text:list-item>
                            <text:list-item>
                              <text:p text:style-name="P2">quand un nombre entier est trop grand</text:p>
                              <text:list>
                                <text:list-item>
                                  <text:p text:style-name="P2">erreur à la compilation</text:p>
                                </text:list-item>
                              </text:list>
                            </text:list-item>
                          </text:list>
                        </text:list-item>
                        <text:list-item>
                          <text:p text:style-name="P2">peut stocker quel type dans quel type ?</text:p>
                          <text:list>
                            <text:list-item>
                              <text:p text:style-name="P2">stocker char dans byte ? : V</text:p>
                            </text:list-item>
                            <text:list-item>
                              <text:p text:style-name="P2">char dans double ? : V</text:p>
                            </text:list-item>
                            <text:list-item>
                              <text:p text:style-name="P2">double dans char ? : X</text:p>
                            </text:list-item>
                            <text:list-item>
                              <text:p text:style-name="P2">…</text:p>
                            </text:list-item>
                            <text:list-item>
                              <text:p text:style-name="P2">généralité : conditions pour stocker une valeur dans un autre type</text:p>
                              <text:list>
                                <text:list-item>
                                  <text:p text:style-name="P2">le type contenant doit être plus grand que le type contenu</text:p>
                                </text:list-item>
                              </text:list>
                            </text:list-item>
                            <text:list-item>
                              <text:p text:style-name="P2">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4">int i = 12;</text:p>
                            </text:list-item>
                            <text:list-item>
                              <text:p text:style-name="P4">String j = new String();</text:p>
                            </text:list-item>
                            <text:list-item>
                              <text:p text:style-name="P4">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char caractere = texte.charAt(0);</text:p>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soft-page-break/>!=</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25T16:58:50</dc:date>
    <dc:creator>yjfjyf jjku</dc:creator>
    <meta:editing-duration>PT7H43M8S</meta:editing-duration>
    <meta:editing-cycles>178</meta:editing-cycles>
    <meta:document-statistic meta:table-count="0" meta:image-count="0" meta:object-count="0" meta:page-count="7" meta:paragraph-count="311" meta:word-count="2071" meta:character-count="10315"/>
  </office:meta>
</office:document-meta>
</file>